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1a461" officeooo:paragraph-rsid="0011a461" style:font-size-asian="20pt" style:font-size-complex="20pt"/>
    </style:style>
    <style:style style:name="P2" style:family="paragraph" style:parent-style-name="Standard">
      <style:text-properties fo:font-size="14pt" style:text-underline-style="none" officeooo:rsid="0011a461" officeooo:paragraph-rsid="0011a461" style:font-size-asian="14pt" style:font-size-complex="14pt"/>
    </style:style>
    <style:style style:name="P3" style:family="paragraph" style:parent-style-name="Standard">
      <style:text-properties officeooo:paragraph-rsid="0011a461"/>
    </style:style>
    <style:style style:name="T1" style:family="text">
      <style:text-properties fo:font-weight="bold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none" officeooo:rsid="0011a461" style:font-size-asian="10.5pt" style:font-size-complex="12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color="#009900"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color="#dd4814"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color="#77216f"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ize="14pt" style:text-underline-style="none" officeooo:rsid="0011a461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2"/><text:span text:style-name="T9">Darktable</text:span><text:span text:style-name="T3">(an open source software for photography)</text:span></text:p>
      <text:p text:style-name="P2">What is Darktable?</text:p>
      <text:p text:style-name="P3"><text:span text:style-name="T10"><text:s text:c="28"/></text:span><text:span text:style-name="T4">D</text:span><text:span text:style-name="T2">arktable</text:span> is an open source photography workflow application and RAW developer, a virtual lighttable and darkroom for photographers. <text:s/>It manages <text:s/>digital negatives in a database, and enables you to develop raw images and enhance them. </text:p>
      <text:p text:style-name="P3"><text:s text:c="32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9T14:51:36.699969043</meta:creation-date>
    <dc:date>2015-11-29T15:13:06.257375412</dc:date>
    <meta:editing-duration>PT6M29S</meta:editing-duration>
    <meta:editing-cycles>1</meta:editing-cycles>
    <meta:document-statistic meta:table-count="0" meta:image-count="0" meta:object-count="0" meta:page-count="1" meta:paragraph-count="4" meta:word-count="44" meta:character-count="395" meta:non-whitespace-character-count="259"/>
    <meta:generator>LibreOffice/4.2.8.2$Linux_X86_64 LibreOffice_project/420m0$Build-2</meta:generator>
  </office:meta>
</office:document-meta>
</file>